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B_ACQUISTO_BIGLIETTO</text:p>
      <text:p text:style-name="P1"/>
      <text:p text:style-name="P2">ordine ( <text:span text:style-name="T1">id</text:span>, mail, data, prezzo )</text:p>
      <text:p text:style-name="P2">ordine_bigl ( <text:span text:style-name="T1">idord, codord, codev</text:span> ) </text:p>
      <text:p text:style-name="P2">biglietto ( <text:span text:style-name="T1">cod, codev</text:span>, utente, zona, posto ) </text:p>
      <text:p text:style-name="P2">evento ( <text:span text:style-name="T1">codev</text:span>, nome, luogo, data, descrizione )</text:p>
      <text:p text:style-name="P2">luogo ( <text:span text:style-name="T1">città, via, codev</text:span>, struttura )</text:p>
      <text:p text:style-name="P2">bigl_zona ( <text:span text:style-name="T1">codev, zona</text:span>, prezzo )</text:p>
      <text:p text:style-name="P2">utente_r ( <text:span text:style-name="T1">mail</text:span>, psw, nome, cognome )</text:p>
      <text:p text:style-name="P2">dettagli_evento ( <text:span text:style-name="T1">codev</text:span>, tipo, artista*, compagnia*, casa*, ospite*)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Raparelli</meta:initial-creator>
    <meta:creation-date>2018-04-12T12:06:43</meta:creation-date>
    <meta:document-statistic meta:table-count="0" meta:image-count="0" meta:object-count="0" meta:page-count="1" meta:paragraph-count="9" meta:word-count="58" meta:character-count="361"/>
    <dc:date>2018-04-12T12:15:07</dc:date>
    <dc:creator>Federico Raparelli</dc:creator>
    <meta:editing-duration>PT8M24S</meta:editing-duration>
    <meta:editing-cycles>1</meta:editing-cycles>
    <meta:generator>OpenOffice/4.1.5$Unix OpenOffice.org_project/415m1$Build-9789</meta:generator>
  </office:meta>
</office:document-meta>
</file>